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</text:p>
          </table:table-cell>
          <table:table-cell table:style-name="ce1"/>
          <table:table-cell office:value-type="string" table:style-name="ce1">
            <text:p>Notizen</text:p>
          </table:table-cell>
          <table:table-cell office:value-type="string" table:style-name="ce1">
            <text:p>geschrieben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Aufba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Vor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Haupt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Scheinwerfer dre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Referenzli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Messwerte und Analy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Umf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Auswert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Faz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Ausblick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date" office:date-value="2018-08-04T00:00:00" table:style-name="ce2">
            <text:p>04.08.18</text:p>
          </table:table-cell>
          <table:table-cell office:value-type="string" table:style-name="ce1">
            <text:p>Videogrundlagen</text:p>
          </table:table-cell>
          <table:table-cell office:value-type="string" table:style-name="ce1">
            <text:p>(x)</text:p>
          </table:table-cell>
          <table:table-cell office:value-type="string" table:style-name="ce1">
            <text:p>(x)</text:p>
          </table:table-cell>
          <table:table-cell table:number-columns-repeated="16380"/>
        </table:table-row>
        <table:table-row table:style-name="ro1">
          <table:table-cell office:value-type="date" office:date-value="2018-08-08T00:00:00" table:style-name="ce2">
            <text:p>08.08.18</text:p>
          </table:table-cell>
          <table:table-cell office:value-type="string" table:style-name="ce1">
            <text:p>Messgerät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9T00:00:00" table:style-name="ce2">
            <text:p>09.08.18</text:p>
          </table:table-cell>
          <table:table-cell office:value-type="string" table:style-name="ce1">
            <text:p>Farben und Farbräu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0T00:00:00" table:style-name="ce2">
            <text:p>10.08.18</text:p>
          </table:table-cell>
          <table:table-cell office:value-type="string" table:style-name="ce1">
            <text:p>Leuchtmit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12T00:00:00" table:style-name="ce2">
            <text:p>12.08.18</text:p>
          </table:table-cell>
          <table:table-cell office:value-type="string" table:style-name="ce1">
            <text:p>Lichttechnische Grundlag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Einleitung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Abstrac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Daten Messwer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Bilder Umfrag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eigene Kontroll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Danksagung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8T00:00:00" table:style-name="ce2">
            <text:p>18.08.18</text:p>
          </table:table-cell>
          <table:table-cell office:value-type="string" table:style-name="ce1">
            <text:p>Anhang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7T14:44:13Z</meta:creation-date>
    <dc:date>2018-08-17T11:02:19Z</dc:date>
    <meta:editing-cycles>1</meta:editing-cycles>
    <meta:editing-duration>PT0S</meta:editing-duration>
  </office:meta>
</office:document-meta>
</file>